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24T08:22:32" calcext:value-type="date">
            <text:p>2023-11-24 08:22:32</text:p>
          </table:table-cell>
          <table:table-cell table:style-name="ce22" office:value-type="date" office:date-value="2023-11-24" calcext:value-type="date">
            <text:p>2023-11-2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22M32S" calcext:value-type="time">
            <text:p>08:22:32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24T08:22:32" calcext:value-type="date">
            <text:p>2023-11-24 08:22:32</text:p>
          </table:table-cell>
          <table:table-cell table:style-name="ce23" office:value-type="date" office:date-value="2023-11-24" calcext:value-type="date">
            <text:p>2023-11-2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22M32S" calcext:value-type="time">
            <text:p>20:22:3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24T08:22:32" calcext:value-type="date">
            <text:p>2023-11-24 08:22:32</text:p>
          </table:table-cell>
          <table:table-cell table:style-name="ce24" office:value-type="date" office:date-value="2023-11-24" calcext:value-type="date">
            <text:p>2023-11-2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22M32S" calcext:value-type="time">
            <text:p>08:22:3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24T08:22:32" calcext:value-type="date">
            <text:p>2023-11-24 08:22:32</text:p>
          </table:table-cell>
          <table:table-cell table:style-name="ce25" office:value-type="date" office:date-value="2023-11-24" calcext:value-type="date">
            <text:p>2023-11-2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22M32S" calcext:value-type="time">
            <text:p>20:22:3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24T08:22:32" calcext:value-type="date">
            <text:p>2023-11-24 08:22:32</text:p>
          </table:table-cell>
          <table:table-cell table:style-name="ce26" office:value-type="date" office:date-value="2023-11-24" calcext:value-type="date">
            <text:p>2023-11-2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22M32S" calcext:value-type="time">
            <text:p>08:22:3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24T08:22:32" calcext:value-type="date">
            <text:p>2023-11-24 08:22:32</text:p>
          </table:table-cell>
          <table:table-cell table:style-name="ce27" office:value-type="date" office:date-value="2023-11-24" calcext:value-type="date">
            <text:p>2023-11-2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22M32S" calcext:value-type="time">
            <text:p>20:22:3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24T08:22:32" calcext:value-type="date">
            <text:p>2023-11-24 08:22:32</text:p>
          </table:table-cell>
          <table:table-cell table:style-name="ce28" office:value-type="date" office:date-value="2023-11-24" calcext:value-type="date">
            <text:p>2023-11-2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22M32S" calcext:value-type="time">
            <text:p>08:22:32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24T08:22:32" calcext:value-type="date">
            <text:p>2023-11-24 08:22:32</text:p>
          </table:table-cell>
          <table:table-cell table:style-name="ce29" office:value-type="date" office:date-value="2023-11-24" calcext:value-type="date">
            <text:p>2023-11-2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22M32S" calcext:value-type="time">
            <text:p>20:22:32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24T08:22:32" calcext:value-type="date">
            <text:p>2023-11-24 08:22:32</text:p>
          </table:table-cell>
          <table:table-cell table:style-name="ce30" office:value-type="date" office:date-value="2023-11-24" calcext:value-type="date">
            <text:p>2023-11-2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22M32S" calcext:value-type="time">
            <text:p>08:22:32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24T08:22:32" calcext:value-type="date">
            <text:p>2023-11-24 08:22:32</text:p>
          </table:table-cell>
          <table:table-cell table:style-name="ce31" office:value-type="date" office:date-value="2023-11-24" calcext:value-type="date">
            <text:p>2023-11-2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22M32S" calcext:value-type="time">
            <text:p>20:22:32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2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11-24T08:22:33" calcext:value-type="date">
            <text:p>2023-11-24 08:22: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11-24T08:22:33" calcext:value-type="date">
            <text:p>2023-11-24 08:22:33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681729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681836" calcext:value-type="float">
            <text:p>0,68</text:p>
          </table:table-cell>
          <table:table-cell office:value-type="float" office:value="0.00369817112299465" calcext:value-type="float">
            <text:p>0,003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67219" calcext:value-type="float">
            <text:p>0,07</text:p>
          </table:table-cell>
          <table:table-cell office:value-type="float" office:value="0.00480135714285714" calcext:value-type="float">
            <text:p>0,004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38957" calcext:value-type="float">
            <text:p>0,04</text:p>
          </table:table-cell>
          <table:table-cell office:value-type="float" office:value="0.00324641666666667" calcext:value-type="float">
            <text:p>0,003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76106" calcext:value-type="float">
            <text:p>0,08</text:p>
          </table:table-cell>
          <table:table-cell office:value-type="float" office:value="0.00845622222222222" calcext:value-type="float">
            <text:p>0,008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49482" calcext:value-type="float">
            <text:p>0,15</text:p>
          </table:table-cell>
          <table:table-cell office:value-type="float" office:value="0.0298964" calcext:value-type="float">
            <text:p>0,029896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1.0136" calcext:value-type="float">
            <text:p>1,01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08:22:32.0838598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8:22:31</meta:creation-date>
    <meta:generator>LibreOffice/7.5.8.2$Linux_X86_64 LibreOffice_project/50$Build-2</meta:generator>
    <meta:editing-duration>PT2S</meta:editing-duration>
    <meta:editing-cycles>2</meta:editing-cycles>
    <meta:initial-creator>Turulomio</meta:initial-creator>
    <dc:description>Este fichero ha sido generado con UnoGenerator-0.36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11-24T08:22:34.139922350</dc:date>
    <dc:title>Ejemplo ODS con UnoGenerator</dc:title>
    <meta:document-statistic meta:table-count="9" meta:cell-count="3414" meta:object-count="0"/>
  </office:meta>
</office:document-meta>
</file>